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paragraph-rsid="00080b8b"/>
    </style:style>
    <style:style style:name="P2" style:family="paragraph" style:parent-style-name="Standard" style:list-style-name="L1">
      <style:text-properties officeooo:paragraph-rsid="00080b8b"/>
    </style:style>
    <style:style style:name="P3" style:family="paragraph" style:parent-style-name="Standard" style:list-style-name="L1">
      <style:text-properties officeooo:paragraph-rsid="00097345"/>
    </style:style>
    <style:style style:name="P4" style:family="paragraph" style:parent-style-name="Standard" style:list-style-name="L1">
      <style:text-properties fo:color="#008000" officeooo:paragraph-rsid="00097345"/>
    </style:style>
    <style:style style:name="P5" style:family="paragraph" style:parent-style-name="Standard" style:list-style-name="L1">
      <style:text-properties style:use-window-font-color="true" officeooo:paragraph-rsid="00097345"/>
    </style:style>
    <style:style style:name="T1" style:family="text">
      <style:text-properties officeooo:rsid="00080b8b"/>
    </style:style>
    <style:style style:name="T2" style:family="text">
      <style:text-properties style:font-name="Open Sans" officeooo:rsid="00080b8b"/>
    </style:style>
    <style:style style:name="T3" style:family="text">
      <style:text-properties style:font-name="Open Sans" officeooo:rsid="00097345"/>
    </style:style>
    <style:style style:name="T4" style:family="text">
      <style:text-properties style:font-name="Open Sans" fo:font-weight="bold" officeooo:rsid="00080b8b" style:font-weight-asian="bold" style:font-weight-complex="bold"/>
    </style:style>
    <style:style style:name="T5" style:family="text">
      <style:text-properties style:font-name="Open Sans" fo:font-weight="bold" officeooo:rsid="0009734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fig File</text:span></text:p>
      <text:p text:style-name="P1"><text:span text:style-name="T1"/></text:p>
      <text:p text:style-name="P1"><text:span text:style-name="T1">The config file is a special file that tells the rest of the page how to act. <text:s/>There are many default settings included in the config file, along with the default options for many of the PHP Front End Functions.</text:span></text:p>
      <text:p text:style-name="P1"><text:span text:style-name="T1"/></text:p>
      <text:p text:style-name="P1"><text:span text:style-name="T1">The config file is included on every page a visitor will see, and for that reason will have information that relates to every page.</text:span></text:p>
      <text:p text:style-name="P1"><text:span text:style-name="T1"/></text:p>
      <text:p text:style-name="P1"><text:span text:style-name="T1">The config file is called in header_top.php right before the functions are loaded.</text:span></text:p>
      <text:p text:style-name="P1"><text:span text:style-name="T1"/></text:p>
      <text:p text:style-name="P1"><text:span text:style-name="T1">Items you should change for every new framework are located at the top. <text:s/>Towards the bottom of the config file, you'll notice a line that says, “Please don't edit the info below this line.” <text:s/>It's only polite once.</text:span></text:p>
      <text:p text:style-name="P1"><text:span text:style-name="T1"/></text:p>
      <text:p text:style-name="P1"><text:span text:style-name="T1">Items in the config file that require your attention:</text:span></text:p>
      <text:list xml:id="list36285113" text:style-name="L1">
        <text:list-item>
          <text:p text:style-name="P2"><text:span text:style-name="T4">$site_is_live</text:span><text:span text:style-name="T2"> [TRUE or FALSE] – While this may seem easy, keep in mind that if you're doing a redesign, the answer to this is always true.</text:span></text:p>
        </text:list-item>
        <text:list-item>
          <text:p text:style-name="P2"><text:span text:style-name="T4">$site_is_a_redesign</text:span><text:span text:style-name="T2"> [TRUE or FALSE] – if the client is an existing client with a page we host, this is true. <text:s/>Otherwise it is false.</text:span></text:p>
        </text:list-item>
        <text:list-item>
          <text:p text:style-name="P2"><text:span text:style-name="T4">$redesign_menu_addon</text:span><text:span text:style-name="T2"> [STRING] – the name you gave the redesign in the Contet_V2_Sites table</text:span></text:p>
        </text:list-item>
        <text:list-item>
          <text:p text:style-name="P2"><text:span text:style-name="T4">$org_id</text:span><text:span text:style-name="T2"> [STRING] – the four letters that represent the client. <text:s/>A “four letter word” if you will.</text:span></text:p>
        </text:list-item>
        <text:list-item>
          <text:p text:style-name="P2"><text:span text:style-name="T4">$their_domain</text:span><text:span text:style-name="T2"> [STRING] – their domain when they go live.</text:span></text:p>
        </text:list-item>
        <text:list-item>
          <text:p text:style-name="P2"><text:span text:style-name="T4">$server_name</text:span><text:span text:style-name="T2"> [STRING] – For older clients doing a redesign, this will be 'viethconsulting.com'. <text:s/>For new clients, this will be 'memberleap.com'</text:span></text:p>
        </text:list-item>
        <text:list-item>
          <text:p text:style-name="P2"><text:span text:style-name="T4">$host_number</text:span><text:span text:style-name="T2"> [NUMBER] – Each client will be on one of the hosts. There are currently 7. <text:s/>New clients are always on the latest host. <text:s/>For redesigns, just ask if you're not sure.</text:span></text:p>
        </text:list-item>
        <text:list-item>
          <text:p text:style-name="P2"><text:span text:style-name="T4">$contact_email</text:span><text:span text:style-name="T2"> [STRING] – an email address used by the contact form, and sometimes in the footer.</text:span></text:p>
        </text:list-item>
        <text:list-item>
          <text:p text:style-name="P2"><text:span text:style-name="T4">$org_name</text:span><text:span text:style-name="T2"> [STRING] – This is what the organization calls themselves, and will be used as the title of the website. <text:s/>If they have a particularly long name, suggest to the client that we make this their abbreviation.</text:span></text:p>
        </text:list-item>
        <text:list-item>
          <text:p text:style-name="P2"><text:span text:style-name="T4">$ucc</text:span><text:span text:style-name="T2"> [TRUE OR FALSE] – True if they are on our UCC, false if they are not. For deluxe clients, this will always be true. <text:s/>For other clients, just ask if you're not sure!</text:span></text:p>
        </text:list-item>
        <text:list-item>
          <text:p text:style-name="P2"><text:span text:style-name="T4">$google_search_code </text:span><text:span text:style-name="T3">[STRING] – </text:span></text:p>
          <text:list>
            <text:list-item>
              <text:p text:style-name="P3"><text:span text:style-name="T3">First, go to http:/www.google.com/cse and start a new custom search engine for the client, based on their domain name.</text:span></text:p>
            </text:list-item>
            <text:list-item>
              <text:p text:style-name="P3"><text:span text:style-name="T3">Second, click the “Get Code” button, and copy the string of numbers inside the </text:span><text:soft-page-break/><text:span text:style-name="T3">quotes for this variable:</text:span></text:p>
              <text:p text:style-name="P3"><text:span text:style-name="T3"/></text:p>
              <text:list>
                <text:list-header>
                  <text:p text:style-name="P4"><text:span text:style-name="T3">var cx = 'numbersAndText';</text:span></text:p>
                  <text:p text:style-name="P4"><text:span text:style-name="T3"/></text:p>
                </text:list-header>
              </text:list>
            </text:list-item>
            <text:list-item>
              <text:p text:style-name="P5"><text:span text:style-name="T3">Third, paste that number/text combination into the configuration file after $google_search_code</text:span></text:p>
            </text:list-item>
          </text:list>
        </text:list-item>
        <text:list-item>
          <text:p text:style-name="P3"><text:span text:style-name="T5">$functions</text:span><text:span text:style-name="T3"> [ARRAY][TRUE or FALSE]</text:span></text:p>
          <text:list>
            <text:list-item>
              <text:p text:style-name="P3"><text:span text:style-name="T3">In the default config file, this array should already be set. <text:s/>You can use it to turn functions on or off based on your need. <text:s/>Instead of deleting an entry that you don't want, just change its value to false.</text:span></text:p>
            </text:list-item>
          </text:list>
        </text:list-item>
        <text:list-item>
          <text:p text:style-name="P3"><text:span text:style-name="T5">$news_options</text:span><text:span text:style-name="T3"> [ARRAY]</text:span></text:p>
          <text:list>
            <text:list-item>
              <text:p text:style-name="P3"><text:span text:style-name="T3">While you may declare the news options anywhere (including right before your news_feed() call), the config file has a base set of options that you can use at any time!</text:span></text:p>
            </text:list-item>
          </text:list>
        </text:list-item>
        <text:list-item>
          <text:p text:style-name="P3"><text:span text:style-name="T5">$event_options</text:span><text:span text:style-name="T3"> [ARRAY]</text:span></text:p>
          <text:list>
            <text:list-item>
              <text:p text:style-name="P3"><text:span text:style-name="T3">Just like the $news_options, you can set these at any time. <text:s/>The instance in the config file has all of the options set.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6:06:23.21</meta:creation-date>
    <dc:date>2015-02-18T16:35:59.80</dc:date>
    <meta:editing-duration>PT29M18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27" meta:word-count="531" meta:character-count="2980" meta:non-whitespace-character-count="2483"/>
  </office:meta>
</office:document-meta>
</file>